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1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2.97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266cm" fo:min-width="1.581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25% 58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8.446cm" svg:y1="3.206cm" svg:x2="8.446cm" svg:y2="5.746cm">
            <text:p/>
          </draw:line>
          <draw:line draw:style-name="gr1" draw:text-style-name="P1" draw:layer="layout" svg:x1="11.197cm" svg:y1="3.206cm" svg:x2="11.197cm" svg:y2="5.746cm">
            <text:p/>
          </draw:line>
          <draw:line draw:style-name="gr1" draw:text-style-name="P1" draw:layer="layout" svg:x1="8.446cm" svg:y1="5.746cm" svg:x2="11.197cm" svg:y2="5.746cm">
            <text:p/>
          </draw:line>
        </draw:g>
        <draw:custom-shape draw:style-name="gr2" draw:text-style-name="P2" draw:layer="layout" svg:width="5.715cm" svg:height="1.693cm" svg:x="7.017cm" svg:y="5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2cm" svg:height="0.423cm" svg:x="8.454cm" svg:y="5.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3.47cm" svg:height="1.445cm" svg:x="8.537cm" svg:y="6.143cm">
          <text:p text:style-name="P3"><text:span text:style-name="T1">Hot plate</text:span></text:p>
          <text:p text:style-name="P3"><text:span text:style-name="T1">(surrounding)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818cm" svg:height="0.146cm" svg:x="8.379cm" svg:y="3.607cm">
          <text:p/>
          <draw:enhanced-geometry svg:viewBox="0 0 934 71" draw:type="non-primitive" draw:enhanced-path="M 0 7  C 32 19 64 32 102 33  C 140 34 185 11 230 13  C 275 15 330 47 371 45  C 412 43 432 2 474 1  C 516 0 574 35 621 39  C 668 43 703 21 755 26  C 807 31 904 64 934 71  N"/>
        </draw:custom-shape>
        <draw:custom-shape draw:style-name="gr6" draw:text-style-name="P4" draw:layer="layout" svg:width="2.081cm" svg:height="1.526cm" svg:x="8.77cm" svg:y="3.947cm">
          <text:p text:style-name="P3"><text:span text:style-name="T2">system</text:span></text:p>
          <text:p text:style-name="P3"><text:span text:style-name="T2">H</text:span><text:span text:style-name="T3">2</text:span><text:span text:style-name="T2">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9T20:53:05</meta:creation-date>
    <dc:creator>Jussi Eloranta</dc:creator>
    <dc:date>2008-04-19T20:55:20</dc:date>
    <meta:editing-cycles>1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